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1852" officeooo:paragraph-rsid="00001852"/>
    </style:style>
    <style:style style:name="P2" style:family="paragraph" style:parent-style-name="Standard">
      <style:text-properties fo:font-weight="bold" officeooo:rsid="00001852" officeooo:paragraph-rsid="00001852" style:font-weight-asian="bold" style:font-weight-complex="bold"/>
    </style:style>
    <style:style style:name="P3" style:family="paragraph" style:parent-style-name="Standard">
      <style:text-properties fo:font-weight="bold" officeooo:rsid="00001852" officeooo:paragraph-rsid="00001852" style:font-weight-asian="bold" style:font-weight-complex="bold"/>
    </style:style>
    <style:style style:name="P4" style:family="paragraph" style:parent-style-name="Standard">
      <style:text-properties officeooo:rsid="00001852" officeooo:paragraph-rsid="00001852"/>
    </style:style>
    <style:style style:name="P5" style:family="paragraph" style:parent-style-name="Standard">
      <style:text-properties officeooo:paragraph-rsid="00001852"/>
    </style:style>
    <style:style style:name="P6" style:family="paragraph" style:parent-style-name="Standard">
      <style:text-properties fo:font-weight="normal" officeooo:rsid="00001852" officeooo:paragraph-rsid="00001852" style:font-weight-asian="normal" style:font-weight-complex="normal"/>
    </style:style>
    <style:style style:name="P7" style:family="paragraph" style:parent-style-name="Standard">
      <style:text-properties officeooo:paragraph-rsid="0007fac8"/>
    </style:style>
    <style:style style:name="P8" style:family="paragraph" style:parent-style-name="Standard">
      <style:text-properties officeooo:paragraph-rsid="00099631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paragraph-rsid="0007fac8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1852" style:font-weight-asian="bold" style:font-weight-complex="bold"/>
    </style:style>
    <style:style style:name="T3" style:family="text">
      <style:text-properties fo:font-weight="bold" officeooo:rsid="00099631" style:font-weight-asian="bold" style:font-weight-complex="bold"/>
    </style:style>
    <style:style style:name="T4" style:family="text">
      <style:text-properties officeooo:rsid="00019031"/>
    </style:style>
    <style:style style:name="T5" style:family="text">
      <style:text-properties officeooo:rsid="000392c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92c2" style:font-weight-asian="normal" style:font-weight-complex="normal"/>
    </style:style>
    <style:style style:name="T8" style:family="text">
      <style:text-properties fo:font-weight="normal" officeooo:rsid="00051f8f" style:font-weight-asian="normal" style:font-weight-complex="normal"/>
    </style:style>
    <style:style style:name="T9" style:family="text">
      <style:text-properties fo:font-weight="normal" officeooo:rsid="0006e1ee" style:font-weight-asian="normal" style:font-weight-complex="normal"/>
    </style:style>
    <style:style style:name="T10" style:family="text">
      <style:text-properties fo:font-weight="normal" officeooo:rsid="0007fac8" style:font-weight-asian="normal" style:font-weight-complex="normal"/>
    </style:style>
    <style:style style:name="T11" style:family="text">
      <style:text-properties fo:font-weight="normal" officeooo:rsid="00099631" style:font-weight-asian="normal" style:font-weight-complex="normal"/>
    </style:style>
    <style:style style:name="T12" style:family="text">
      <style:text-properties officeooo:rsid="00051f8f"/>
    </style:style>
    <style:style style:name="T13" style:family="text">
      <style:text-properties officeooo:rsid="0000185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FINAL </text:span>1</text:p>
      <text:p text:style-name="P2"/>
      <text:p text:style-name="P2">1) en un sistema en punto flotante con 7 bits de mantisa en BCS y bit implicito y exponente de 8 bits de exceso 128 (de izq a der)</text:p>
      <text:p text:style-name="P2"/>
      <text:p text:style-name="P2"><text:tab/>A) represente su numero de legajo (sin el digito verificador)</text:p>
      <text:p text:style-name="P8"><text:span text:style-name="T2"><text:tab/></text:span><text:span text:style-name="T11">E</text:span>l número 19643 en binario es 100110011001011, y su exponente de exceso 128 <text:tab/>sería 127 más el número de bits necesarios para representar el entero. El <text:tab/>exponente se calcula sumando 128 al exponente real.</text:p>
      <text:p text:style-name="P8"/>
      <text:p text:style-name="P9"><text:tab/>19643 = 1.00110011001011×214</text:p>
      <text:p text:style-name="Text_20_body"><text:tab/>Ahora, ajustamos el exponente a 8 bits en exceso 128:</text:p>
      <text:p text:style-name="P9"><text:tab/>14+128=142=10001110</text:p>
      <text:p text:style-name="Text_20_body"><text:tab/>Entonces, la representación de punto flotante del número 19643 sería:</text:p>
      <text:list text:style-name="L1">
        <text:list-item>
          <text:p text:style-name="P12"><text:span text:style-name="Strong_20_Emphasis">Signo</text:span>: 0 (positivo)</text:p>
        </text:list-item>
        <text:list-item>
          <text:p text:style-name="P12"><text:span text:style-name="Strong_20_Emphasis">Mantisa</text:span>: 0011001 (7 bits de la parte fraccionaria)</text:p>
        </text:list-item>
        <text:list-item>
          <text:p text:style-name="P12"><text:span text:style-name="Strong_20_Emphasis">Bit implícito</text:span>: 1</text:p>
        </text:list-item>
        <text:list-item>
          <text:p text:style-name="P11"><text:span text:style-name="Strong_20_Emphasis">Exponente</text:span>: 10001110</text:p>
        </text:list-item>
      </text:list>
      <text:p text:style-name="Text_20_body"><text:tab/>La representación final del número 19643 en punto flotante sería:</text:p>
      <text:p text:style-name="P9"><text:tab/>00011001110001110</text:p>
      <text:p text:style-name="P2"/>
      <text:p text:style-name="P2"><text:tab/>B) calcule el error absoluto que tiene dicha representacion</text:p>
      <text:p text:style-name="P5"><text:span text:style-name="T2"><text:tab/></text:span>El signo es positivo (0). La mantisa es 0011001, que representa 0.1001100 en <text:tab/>binario. El bit implícito siempre es 1. El exponente es 142 (10001110 en binario), <text:tab/>que representa 214 en exceso 128.</text:p>
      <text:p text:style-name="Text_20_body"><text:tab/>Por lo tanto, el número real representado sería:</text:p>
      <text:p text:style-name="P9"><text:tab/>1.1001100×214</text:p>
      <text:p text:style-name="P9"><text:tab/>Para calcular el valor real, multiplicamos la mantisa por 214:</text:p>
      <text:p text:style-name="P9"><text:tab/>1.1001100×214=110011000000000</text:p>
      <text:p text:style-name="P9"><text:tab/>Este valor es 198656 en decimal.</text:p>
      <text:p text:style-name="P9"><text:tab/>El número original que queríamos representar era 19643. Por lo tanto, el error <text:tab/>absoluto sería la diferencia entre el valor real y el número original:</text:p>
      <text:p text:style-name="P9"><text:tab/>Error absoluto=Valor real−Nuˊmero original</text:p>
      <text:p text:style-name="P9"><text:soft-page-break/><text:tab/>Error absoluto=198656−19643</text:p>
      <text:p text:style-name="P9"><text:tab/>Error absoluto=179013</text:p>
      <text:p text:style-name="P9"><text:tab/>Por lo tanto, el error absoluto es <text:span text:style-name="T1">179013.</text:span></text:p>
      <text:p text:style-name="P2"/>
      <text:p text:style-name="P2">2) A) cuales son las 3 formas que se pueden utilizar para representar una funcion logica?</text:p>
      <text:p text:style-name="P2"><text:span text:style-name="T7"><text:tab/>- Tablas de verdad: enumera las posibilidades de los valores de entrada</text:span></text:p>
      <text:p text:style-name="P2"><text:span text:style-name="T7"><text:tab/>- Expreciones algebraicas: operadores booleanos (AND OR NOT)</text:span></text:p>
      <text:p text:style-name="P2"><text:span text:style-name="T7"><text:tab/>- Diagrama de circuito: representacion grafica de las expreciones booleanas</text:span></text:p>
      <text:p text:style-name="P2"><text:span text:style-name="T7"/></text:p>
      <text:p text:style-name="P2">B) <text:span text:style-name="T4">describa el modo de diseño de circuitos logicos combinacionales denominado suma de productos</text:span></text:p>
      <text:p text:style-name="P2"><text:span text:style-name="T6"><text:tab/>- </text:span><text:span text:style-name="T8">Forma canonica: se convierte a la forma canonica, se expresa con la suma OR</text:span></text:p>
      <text:p text:style-name="P6"><text:tab/> <text:s text:c="2"/><text:span text:style-name="T12">de terminos de producto AND. Cada termino tiene una combinacion especifica.</text:span></text:p>
      <text:p text:style-name="P6"><text:tab/>- <text:span text:style-name="T12">Tabla de verdad: a partir de la forma canonica construyo la tabla de verdad</text:span></text:p>
      <text:p text:style-name="P6"><text:tab/>- <text:span text:style-name="T12">Implemento el circuito: usando compuertas logicas y multiplexores de ser <text:tab/>necesario</text:span></text:p>
      <text:p text:style-name="P6"/>
      <text:p text:style-name="P2">3) A) que elementos debe poseer una instruccion?</text:p>
      <text:p text:style-name="P2"><text:tab/><text:span text:style-name="T10">Debe contener informacion que permita ejecutar la operacion deseada de <text:tab/>manera precisa y eficiente, incluyendo el codigo de operacion, operandos y <text:tab/>modo de direccionamiento</text:span></text:p>
      <text:p text:style-name="P2"><text:tab/></text:p>
      <text:p text:style-name="P2">B) Describa el modo de direccionamiento que se utiliza en las instrucciones</text:p>
      <text:p text:style-name="P2"><text:s/>de salto incondicional.</text:p>
      <text:p text:style-name="P2"><text:span text:style-name="T6"><text:tab/>- </text:span><text:span text:style-name="T9">con la instruccion JMP en assembler, indico al procesador que debe cambiar la <text:tab/>secuencia de ejecucion del programa y saltar a una memoria especifica</text:span></text:p>
      <text:p text:style-name="P2"><text:span text:style-name="T9"><text:tab/>la instruccion debe contener la direccion de memoria a la que se quiere saltar.</text:span></text:p>
      <text:p text:style-name="P2"><text:span text:style-name="T9"><text:tab/>Cuando se encuentra la instruccion JMP, el procesador lee la direccion y <text:tab/>actualiza el contador para apuntar a la direccion.</text:span></text:p>
      <text:p text:style-name="P1"><text:span text:style-name="T1"><text:tab/></text:span></text:p>
      <text:p text:style-name="P2">4) A) Que funciones debe cumplir un punto de memoria?</text:p>
      <text:p text:style-name="P1"><text:span text:style-name="T1"><text:tab/></text:span><text:span text:style-name="T9">El punto de memoria debe dar un almacenamiento confiable de rapido acceso a <text:tab/>los datos almacenados y ser eficiente para leer y escribir informacion</text:span></text:p>
      <text:p text:style-name="P2"/>
      <text:p text:style-name="P2"/>
      <text:p text:style-name="P2"/>
      <text:p text:style-name="P2"/>
      <text:p text:style-name="P2"/>
      <text:p text:style-name="P2"><text:soft-page-break/>B) porque la organizacion 2 ½ D de memoria semiconductora requiere refresco?</text:p>
      <text:p text:style-name="P1"><text:span text:style-name="T1"><text:tab/></text:span><text:span text:style-name="T10">Este tipo de direccionamiento se aplica a las memorias DRAM, que se <text:tab/>implementan con transistores, los cuales necesitan refrescos periodicamente <text:tab/>para la informacion que almacenan</text:span></text:p>
      <text:p text:style-name="P1"><text:span text:style-name="T1"/></text:p>
      <text:p text:style-name="P2">5) el texto de una hoja de papel de 20cm por 300cm es escaneado a razon de 100 puntos por centimetro</text:p>
      <text:p text:style-name="P1"><text:span text:style-name="T1"/></text:p>
      <text:p text:style-name="P2"><text:tab/>A) Cuantos bytes de memoria se necesitan para almacenar el escaneo si se <text:tab/>usan 4 colores para su representacion?</text:p>
      <text:p text:style-name="P7"><text:span text:style-name="T2"><text:tab/></text:span><text:span text:style-name="Strong_20_Emphasis"><text:span text:style-name="T13">Cálculo de bytes necesarios para almacenar el escaneo</text:span></text:span><text:span text:style-name="T2">:</text:span></text:p>
      <text:p text:style-name="P7"><text:span text:style-name="T2"/></text:p>
      <text:p text:style-name="Text_20_body"><text:tab/>La hoja de papel tiene dimensiones de 20 cm x 300 cm, y se escanea a una <text:tab/>resolución de 100 puntos por centímetro. Por lo tanto, el número total de puntos <text:tab/>escaneados <text:tab/>en la <text:tab/>hoja es:</text:p>
      <text:p text:style-name="P9"><text:tab/>Total de puntos=Ancho×Altura×Resolucioˊn</text:p>
      <text:p text:style-name="P9"><text:tab/>Total de puntos=20cm×300cm×100puntos/cm</text:p>
      <text:p text:style-name="P9"><text:tab/>Total de puntos=600,000puntos</text:p>
      <text:p text:style-name="P10"><text:tab/>Cada punto se representa con 4 colores distintos, lo que significa que <text:tab/>necesitamos 2 bits para representar cada punto (ya que 22=4). Por lo tanto, el <text:tab/>número total de bits necesarios para almacenar el escaneo es:</text:p>
      <text:p text:style-name="P9"><text:tab/>Total de bits=Total de puntos×2bits/punto</text:p>
      <text:p text:style-name="P9"><text:tab/>Total de bits=600,000×2bits/punto</text:p>
      <text:p text:style-name="P9"><text:tab/>Total de bits=1,200,000bits</text:p>
      <text:p text:style-name="Text_20_body"><text:tab/>Para convertir bits a bytes, dividimos por 8:</text:p>
      <text:p text:style-name="P9"><text:tab/>Total de bytes=8Total de bits​</text:p>
      <text:p text:style-name="P9"><text:tab/>Total de bytes=81,200,000​</text:p>
      <text:p text:style-name="P9"><text:tab/>Total de bytes=150,000bytes</text:p>
      <text:p text:style-name="Text_20_body"><text:tab/>Por lo tanto, se necesitan 150,000 bytes de memoria para almacenar el escaneo</text:p>
      <text:p text:style-name="P7"><text:s/><text:tab/></text:p>
      <text:p text:style-name="P2"/>
      <text:p text:style-name="P2"><text:tab/><text:tab/></text:p>
      <text:p text:style-name="P2"><text:soft-page-break/><text:tab/>B) Si la velocidad de transferencia del escaner a la computadora es de <text:tab/>5000bytes/segundo ¿cuantos minutos dura la transmicion de toda la hoja <text:tab/>escaneada</text:p>
      <text:p text:style-name="P2"/>
      <text:p text:style-name="P5"><text:span text:style-name="T2"><text:tab/></text:span><text:span text:style-name="T6">Dado que la velocidad de transferencia del escáner a la computadora es de <text:tab/>5000 bytes por segundo, el tiempo total de transmisión se puede calcular <text:tab/>dividiendo el tamaño total del escaneo por la velocidad de transferencia:</text:span></text:p>
      <text:p text:style-name="P9"><text:tab/>Tiempo de transmisioˊn (segundos)=Velocidad de transferencia (bytes <text:s text:c="3"/><text:tab/>segundo)Taman˜o del escaneo (bytes)​</text:p>
      <text:p text:style-name="P9"><text:tab/>Tiempo de transmisioˊn (segundos)=5000bytes/segundo150,000bytes​</text:p>
      <text:p text:style-name="P9"><text:tab/>Tiempo de transmisioˊn (segundos)=30segundos</text:p>
      <text:p text:style-name="Text_20_body"><text:tab/>Para convertir los segundos a minutos, dividimos por 60:</text:p>
      <text:p text:style-name="P9"><text:tab/>Tiempo de transmisioˊn (minutos)=60segundos/minuto30segundos​</text:p>
      <text:p text:style-name="P9"><text:tab/>Tiempo de transmisioˊn (minutos)=0.5minutos</text:p>
      <text:p text:style-name="Text_20_body"><text:tab/>Por lo tanto, la transmisión de toda la hoja escaneada tomaría 0.5 minutos, es <text:tab/>decir, 30 segundos.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0:52:23.152353176</meta:creation-date>
    <dc:date>2024-05-10T13:43:37.543070294</dc:date>
    <meta:editing-duration>PT59M17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4" meta:paragraph-count="75" meta:word-count="814" meta:character-count="5303" meta:non-whitespace-character-count="4463"/>
  </office:meta>
</office:document-meta>
</file>